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37f377" style:font-size-asian="9pt" style:font-name="vardana" style:font-size-complex="9pt" officeooo:rsid="002fbab9" fo:font-size="9pt"/>
    </style:style>
    <style:style style:name="P7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8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9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0" style:parent-style-name="Header" style:family="paragraph">
      <style:paragraph-properties fo:text-align="start" style:justify-single-word="false"/>
    </style:style>
    <style:style style:name="P11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P12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P13" style:parent-style-name="Standard" style:family="paragraph"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14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5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6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17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18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19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0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1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2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3" style:parent-style-name="Standard" style:family="paragraph">
      <style:text-properties officeooo:paragraph-rsid="005b6243" style:font-size-asian="12pt" style:font-name="Arial" fo:font-size="12pt" style:font-size-complex="12pt"/>
    </style:style>
    <style:style style:name="P24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25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" style:font-name-asian="Times New Roman"/>
    </style:style>
    <style:style style:name="T4" style:family="text">
      <style:text-properties officeooo:rsid="001e2127" fo:color="#000000" style:font-name-complex="Times New Roman" style:font-name-asian="Times New Roman"/>
    </style:style>
    <style:style style:name="T5" style:family="text">
      <style:text-properties officeooo:rsid="001ce1d2" fo:color="#000000" style:font-name-complex="Times New Roman" style:font-name-asian="Times New Roman"/>
    </style:style>
    <style:style style:name="T6" style:family="text">
      <style:text-properties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T7" style:family="text">
      <style:text-properties fo:font-weight="bold" style:font-size-asian="9pt" style:font-name="Verdana" style:font-size-complex="9pt" officeooo:rsid="002b85d9" style:font-name-asian="Times New Roman" fo:font-size="9pt" style:font-weight-asian="bold" style:font-weight-complex="bold" fo:color="#17365d" style:font-name-complex="Times New Roman"/>
    </style:style>
    <style:style style:name="T8" style:family="text">
      <style:text-properties fo:font-weight="bold" style:font-size-asian="9pt" style:font-name="Verdana" style:font-size-complex="9pt" officeooo:rsid="00353364" style:font-name-asian="Times New Roman" fo:font-size="9pt" style:font-weight-asian="bold" style:font-weight-complex="bold" fo:color="#17365d" style:font-name-complex="Times New Roman"/>
    </style:style>
    <style:style style:name="T9" style:family="text">
      <style:text-properties fo:font-weight="bold" style:font-size-asian="9pt" style:font-name="Verdana" style:font-size-complex="9pt" officeooo:rsid="0037f377" style:font-name-asian="Times New Roman" fo:font-size="9pt" style:font-weight-asian="bold" style:font-weight-complex="bold" fo:color="#17365d" style:font-name-complex="Times New Roman"/>
    </style:style>
    <style:style style:name="T10" style:family="text">
      <style:text-properties fo:font-weight="bold" fo:font-style="italic" style:font-size-asian="9pt" style:font-name="Verdana" style:font-size-complex="9pt" style:font-name-asian="Times New Roman" fo:font-size="9pt" style:font-style-asian="italic" style:font-weight-complex="bold" fo:color="#17365d" style:font-name-complex="Times New Roman" style:font-weight-asian="bold"/>
    </style:style>
    <style:style style:name="T11" style:family="text">
      <style:text-properties fo:font-weight="bold" style:font-size-asian="7pt" style:font-name="Verdana" style:font-size-complex="9pt" style:font-name-asian="Times New Roman" fo:font-size="7pt" style:font-weight-asian="bold" style:font-weight-complex="bold" fo:color="#17365d" style:font-name-complex="Times New Roman"/>
    </style:style>
    <style:style style:name="T12" style:family="text">
      <style:text-properties fo:font-weight="bold" style:font-name="Verdana" officeooo:rsid="0037f377" style:font-name-asian="Times New Roman" style:font-weight-asian="bold" style:font-weight-complex="bold" fo:color="#17365d" style:font-name-complex="Times New Roman"/>
    </style:style>
    <style:style style:name="T13" style:family="text">
      <style:text-properties fo:font-weight="normal" style:font-name="Verdana" officeooo:rsid="0040ce69" style:font-name-asian="Times New Roman" style:font-weight-asian="normal" style:font-weight-complex="normal" fo:color="#17365d" style:font-name-complex="Times New Roman"/>
    </style:style>
    <style:style style:name="T14" style:family="text">
      <style:text-properties fo:font-weight="bold" style:font-name-asian="Times New Roman" style:font-weight-asian="bold" style:font-weight-complex="bold" fo:color="#17365d" style:font-name-complex="Times New Roman"/>
    </style:style>
    <style:style style:name="T15" style:family="text">
      <style:text-properties officeooo:rsid="002fbab9"/>
    </style:style>
    <style:style style:name="T16" style:family="text">
      <style:text-properties officeooo:rsid="0037a5a6"/>
    </style:style>
    <style:style style:name="T17" style:family="text">
      <style:text-properties officeooo:rsid="0040ce69"/>
    </style:style>
    <style:style style:name="T18" style:family="text">
      <style:text-properties officeooo:rsid="00496279"/>
    </style:style>
    <style:style style:name="T19" style:family="text">
      <style:text-properties officeooo:rsid="005a73d7"/>
    </style:style>
    <style:style style:name="T20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24">ANTECEDENTES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16"><text:span text:style-name="T14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17"><text:span text:style-name="T14">Proyecto-Código</text:span><text:span text:style-name="T3">: <text:s/></text:span><text:span text:style-name="T5">Estudio de Línea de Base del Medio Marino Proyecto SUMO</text:span><text:span text:style-name="T5"> </text:span>: <text:span text:style-name="T5">GEO00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17"><text:span text:style-name="T14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17"><text:span text:style-name="T14">Fecha de Solicitud</text:span><text:span text:style-name="T3">: </text:span><text:span text:style-name="T4">10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18"><text:span text:style-name="T14">Fecha de entrega material</text:span><text:span text:style-name="T3">: </text:span><text:span text:style-name="T4">03-03-2015 </text:span></text:p>
          </table:table-cell>
          <table:covered-table-cell/>
        </table:table-row>
      </table:table>
      <text:p text:style-name="P14"/>
      <text:p text:style-name="P23"><text:span text:style-name="T6">REQUERIMIENTOS ANAL</text:span><text:span text:style-name="T7">Í</text:span><text:span text:style-name="T6">TICOS (</text:span><text:span text:style-name="T10">llenar una hoja por matriz</text:span><text:span text:style-name="T6">).</text:span></text:p>
      <text:p text:style-name="P23"/>
      <text:section text:style-name="Sect1" text:name="Section Matriz 1">
        <text:p text:style-name="P15"><text:span text:style-name="T6"/><text:change-end text:change-id="ct103220416"/><text:span text:style-name="T6">SISTEMA A MUESTREAR: </text:span><text:span text:style-name="T8">Agua Marina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19"><text:span text:style-name="T6">Cantidad </text:span><text:span text:style-name="T11">(Estaciones)</text:span></text:p>
            </table:table-cell>
            <table:table-cell office:value-type="string" table:style-name="Table2.A1">
              <text:p text:style-name="P20">Parámetros a contratar</text:p>
            </table:table-cell>
            <table:table-cell office:value-type="string" table:style-name="Table2.C1">
              <text:p text:style-name="P21">N total (n=<text:span text:style-name="T19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0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2"><text:span text:style-name="T15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  <text:p text:style-name="P15"/>
      </text:section>
      <text:section text:style-name="Sect1" text:name="Section Matriz 1">
        <text:p text:style-name="P15"><text:span text:style-name="T6"/><text:change-end text:change-id="ct103220416"/><text:span text:style-name="T6">SISTEMA A MUESTREAR: </text:span><text:span text:style-name="T8">Sedimento Marino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19"><text:span text:style-name="T6">Cantidad </text:span><text:span text:style-name="T11">(Estaciones)</text:span></text:p>
            </table:table-cell>
            <table:table-cell office:value-type="string" table:style-name="Table2.A1">
              <text:p text:style-name="P20">Parámetros a contratar</text:p>
            </table:table-cell>
            <table:table-cell office:value-type="string" table:style-name="Table2.C1">
              <text:p text:style-name="P21">N total (n=<text:span text:style-name="T19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0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2"><text:span text:style-name="T15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  <text:p text:style-name="P15"/>
      </text:section>
      <text:section text:style-name="Sect1" text:name="Section Matriz 1">
        <text:p text:style-name="P15"><text:span text:style-name="T6"/><text:change-end text:change-id="ct103220416"/><text:span text:style-name="T6">SISTEMA A MUESTREAR: </text:span><text:span text:style-name="T8">Sedimento Marino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19"><text:span text:style-name="T6">Cantidad </text:span><text:span text:style-name="T11">(Estaciones)</text:span></text:p>
            </table:table-cell>
            <table:table-cell office:value-type="string" table:style-name="Table2.A1">
              <text:p text:style-name="P20">Parámetros a contratar</text:p>
            </table:table-cell>
            <table:table-cell office:value-type="string" table:style-name="Table2.C1">
              <text:p text:style-name="P21">N total (n=<text:span text:style-name="T19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0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2"><text:span text:style-name="T15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  <text:p text:style-name="P15"/>
      </text:section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0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1</text:page-number> de <text:page-count>1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0:04:44.527244935</dc:date>
    <meta:editing-duration>PT21H59M57S</meta:editing-duration>
    <meta:editing-cycles>54</meta:editing-cycles>
    <meta:generator>LibreOffice/4.3.5.2.0$Linux_X86_64 LibreOffice_project/430m0$Build-2</meta:generator>
    <meta:document-statistic meta:table-count="5" meta:image-count="1" meta:object-count="0" meta:page-count="1" meta:paragraph-count="25" meta:word-count="95" meta:character-count="853" meta:non-whitespace-character-count="780"/>
  </office:meta>
</office:document-meta>
</file>